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Mean depth (cm)</text:p>
          </table:table-cell>
          <table:table-cell office:value-type="string" calcext:value-type="string">
            <text:p>Age correspondance (year)</text:p>
          </table:table-cell>
          <table:table-cell office:value-type="string" calcext:value-type="string">
            <text:p>Mortality r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Biovolum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inking velocity (m.d-1)</text:p>
          </table:table-cell>
          <table:table-cell office:value-type="string" calcext:value-type="string">
            <text:p>Sinking rate ?</text:p>
          </table:table-cell>
        </table:table-row>
        <table:table-row table:style-name="ro1">
          <table:table-cell office:value-type="string" calcext:value-type="string">
            <text:p>Chaetoceros diadema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1/[.C2]*1/365.25" office:value-type="float" office:value="0.0000421207813404939" calcext:value-type="float">
            <text:p>4,21207813404939E-05</text:p>
          </table:table-cell>
          <table:table-cell/>
          <table:table-cell office:value-type="float" office:value="4710" calcext:value-type="float">
            <text:p>4710</text:p>
          </table:table-cell>
          <table:table-cell office:value-type="float" office:value="176.714586764426" calcext:value-type="float">
            <text:p>176,7145867644</text:p>
          </table:table-cell>
          <table:table-cell table:style-name="ce1" table:formula="of:=(22.9*[.G2]/[.F2]+7.5)" office:value-type="float" office:value="8.35918557046823" calcext:value-type="float">
            <text:p>8,3591855705</text:p>
          </table:table-cell>
          <table:table-cell/>
        </table:table-row>
        <table:table-row table:style-name="ro1">
          <table:table-cell office:value-type="string" calcext:value-type="string">
            <text:p>Chaetoceros socialis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table:formula="of:=1/[.C3]*1/365.25" office:value-type="float" office:value="0.0000238073981489748" calcext:value-type="float">
            <text:p>2,38073981489748E-05</text:p>
          </table:table-cell>
          <table:table-cell/>
          <table:table-cell office:value-type="float" office:value="213.5" calcext:value-type="float">
            <text:p>213,5</text:p>
          </table:table-cell>
          <table:table-cell office:value-type="float" office:value="50.2654824574367" calcext:value-type="float">
            <text:p>50,2654824574</text:p>
          </table:table-cell>
          <table:table-cell table:style-name="ce1" table:formula="of:=(22.9*[.G3]/[.F3]+7.5)" office:value-type="float" office:value="12.8914732940295" calcext:value-type="float">
            <text:p>12,891473294</text:p>
          </table:table-cell>
          <table:table-cell/>
        </table:table-row>
        <table:table-row table:style-name="ro2">
          <table:table-cell office:value-type="string" calcext:value-type="string">
            <text:p>Thalassiosira eccentrica</text:p>
            <text:p/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1/[.C4]*1/365.25" office:value-type="float" office:value="0.00109514031485284" calcext:value-type="float">
            <text:p>0,0010951403</text:p>
          </table:table-cell>
          <table:table-cell office:value-type="string" calcext:value-type="string">
            <text:p>T, nordenskioeldii very different</text:p>
          </table:table-cell>
          <table:table-cell office:value-type="float" office:value="65302" calcext:value-type="float">
            <text:p>65302</text:p>
          </table:table-cell>
          <table:table-cell office:value-type="float" office:value="3318.30724035422" calcext:value-type="float">
            <text:p>3318,3072403542</text:p>
          </table:table-cell>
          <table:table-cell table:style-name="ce1" table:formula="of:=(22.9*[.G4]/[.F4]+7.5)" office:value-type="float" office:value="8.66365862920143" calcext:value-type="float">
            <text:p>8,6636586292</text:p>
          </table:table-cell>
          <table:table-cell/>
        </table:table-row>
        <table:table-row table:style-name="ro1">
          <table:table-cell office:value-type="string" calcext:value-type="string">
            <text:p>Skeletonema [costatum]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table:formula="of:=1/[.C5]*1/365.25" office:value-type="float" office:value="0.0000171115674195756" calcext:value-type="float">
            <text:p>1,71115674195756E-05</text:p>
          </table:table-cell>
          <table:table-cell/>
          <table:table-cell office:value-type="float" office:value="237.5" calcext:value-type="float">
            <text:p>237,5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5]/[.F5]+7.5)" office:value-type="float" office:value="9.39322294124227" calcext:value-type="float">
            <text:p>9,3932229412</text:p>
          </table:table-cell>
          <table:table-cell/>
        </table:table-row>
        <table:table-row table:style-name="ro1">
          <table:table-cell office:value-type="string" calcext:value-type="string">
            <text:p>Gyrosigma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formula="of:=1/[.C6]*1/365.25" office:value-type="float" office:value="0.0027378507871321" calcext:value-type="float">
            <text:p>0,0027378508</text:p>
          </table:table-cell>
          <table:table-cell office:value-type="string" calcext:value-type="string">
            <text:p>Not rare, chosen for size (Rhizosolenia lookalike)</text:p>
          </table:table-cell>
          <table:table-cell office:value-type="float" office:value="56411.5" calcext:value-type="float">
            <text:p>56411,5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6]/[.F6]+7.5)" office:value-type="float" office:value="7.50797072314236" calcext:value-type="float">
            <text:p>7,5079707231</text:p>
          </table:table-cell>
          <table:table-cell/>
        </table:table-row>
        <table:table-row table:style-name="ro1">
          <table:table-cell office:value-type="string" calcext:value-type="string">
            <text:p>Pseudo-Nitzschi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9.6349540849362" calcext:value-type="float">
            <text:p>19,6349540849</text:p>
          </table:table-cell>
          <table:table-cell table:style-name="ce1" table:formula="of:=(22.9*[.G7]/[.F7]+7.5)" office:value-type="float" office:value="7.89031288936201" calcext:value-type="float">
            <text:p>7,8903128894</text:p>
          </table:table-cell>
          <table:table-cell/>
        </table:table-row>
        <table:table-row table:style-name="ro1">
          <table:table-cell office:value-type="string" calcext:value-type="string">
            <text:p>Nitzschi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/[.C8]*1/365.25" office:value-type="float" office:value="0.00027378507871321" calcext:value-type="float">
            <text:p>0,000273785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7.06858347057703" calcext:value-type="float">
            <text:p>7,0685834706</text:p>
          </table:table-cell>
          <table:table-cell table:style-name="ce1" table:formula="of:=(22.9*[.G8]/[.F8]+7.5)" office:value-type="float" office:value="7.99051685295822" calcext:value-type="float">
            <text:p>7,990516853</text:p>
          </table:table-cell>
          <table:table-cell/>
        </table:table-row>
        <table:table-row table:style-name="ro1">
          <table:table-cell office:value-type="string" calcext:value-type="string">
            <text:p>Navicula</text:p>
          </table:table-cell>
          <table:table-cell office:value-type="float" office:value="10.7" calcext:value-type="float">
            <text:p>10,7</text:p>
          </table:table-cell>
          <table:table-cell office:value-type="float" office:value="22" calcext:value-type="float">
            <text:p>22</text:p>
          </table:table-cell>
          <table:table-cell table:formula="of:=1/[.C9]*1/365.25" office:value-type="float" office:value="0.000124447763051459" calcext:value-type="float">
            <text:p>0,0001244478</text:p>
          </table:table-cell>
          <table:table-cell office:value-type="string" calcext:value-type="string">
            <text:p>chosen as an Asterio look alike</text:p>
          </table:table-cell>
          <table:table-cell office:value-type="float" office:value="1575" calcext:value-type="float">
            <text:p>1575</text:p>
          </table:table-cell>
          <table:table-cell office:value-type="float" office:value="7.06858347057703" calcext:value-type="float">
            <text:p>7,0685834706</text:p>
          </table:table-cell>
          <table:table-cell table:style-name="ce1" table:formula="of:=(22.9*[.G9]/[.F9]+7.5)" office:value-type="float" office:value="7.60277495966744" calcext:value-type="float">
            <text:p>7,6027749597</text:p>
          </table:table-cell>
          <table:table-cell/>
        </table:table-row>
        <table:table-row table:style-name="ro1">
          <table:table-cell office:value-type="string" calcext:value-type="string">
            <text:p>Gymnodinium s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1/[.C10]*1/365.25" office:value-type="float" office:value="0.00027378507871321" calcext:value-type="float">
            <text:p>0,0002737851</text:p>
          </table:table-cell>
          <table:table-cell/>
          <table:table-cell office:value-type="float" office:value="6788" calcext:value-type="float">
            <text:p>6788</text:p>
          </table:table-cell>
          <table:table-cell office:value-type="float" office:value="550.564112541611" calcext:value-type="float">
            <text:p>550,5641125416</text:p>
          </table:table-cell>
          <table:table-cell table:style-name="ce1" table:formula="of:=(22.9*[.G10]/[.F10]+7.5)" office:value-type="float" office:value="9.3573833496174" calcext:value-type="float">
            <text:p>9,3573833496</text:p>
          </table:table-cell>
          <table:table-cell/>
        </table:table-row>
        <table:table-row table:style-name="ro1">
          <table:table-cell office:value-type="string" calcext:value-type="string">
            <text:p>Protoperidinium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1/[.C11]*1/365.25" office:value-type="float" office:value="0.000136892539356605" calcext:value-type="float">
            <text:p>0,0001368925</text:p>
          </table:table-cell>
          <table:table-cell office:value-type="string" calcext:value-type="string">
            <text:p>High temperature to germinate</text:p>
          </table:table-cell>
          <table:table-cell office:value-type="float" office:value="39564" calcext:value-type="float">
            <text:p>39564</text:p>
          </table:table-cell>
          <table:table-cell office:value-type="float" office:value="1963.49540849362" calcext:value-type="float">
            <text:p>1963,4954084936</text:p>
          </table:table-cell>
          <table:table-cell table:style-name="ce1" table:formula="of:=(22.9*[.G11]/[.F11]+7.5)" office:value-type="float" office:value="8.6364888498257" calcext:value-type="float">
            <text:p>8,6364888498</text:p>
          </table:table-cell>
          <table:table-cell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list_lookalike</text:p>
          </table:table-cell>
          <table:table-cell office:value-type="string" calcext:value-type="string">
            <text:p>biovolume</text:p>
          </table:table-cell>
          <table:table-cell office:value-type="string" calcext:value-type="string">
            <text:p>su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etoceros diadema</text:p>
          </table:table-cell>
          <table:table-cell office:value-type="float" office:value="4710" calcext:value-type="float">
            <text:p>4710</text:p>
          </table:table-cell>
          <table:table-cell office:value-type="float" office:value="176.714586764426" calcext:value-type="float">
            <text:p>176,71458676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etoceros socialis</text:p>
          </table:table-cell>
          <table:table-cell office:value-type="float" office:value="213.5" calcext:value-type="float">
            <text:p>213,5</text:p>
          </table:table-cell>
          <table:table-cell office:value-type="float" office:value="50.2654824574367" calcext:value-type="float">
            <text:p>50,26548245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alassiosira eccentrica</text:p>
          </table:table-cell>
          <table:table-cell office:value-type="float" office:value="65302" calcext:value-type="float">
            <text:p>65302</text:p>
          </table:table-cell>
          <table:table-cell office:value-type="float" office:value="3318.30724035422" calcext:value-type="float">
            <text:p>3318,30724035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eletonema</text:p>
          </table:table-cell>
          <table:table-cell office:value-type="float" office:value="237.5" calcext:value-type="float">
            <text:p>237,5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yrosigma attenuatum</text:p>
          </table:table-cell>
          <table:table-cell office:value-type="float" office:value="56411.5" calcext:value-type="float">
            <text:p>56411,5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eudo-nitzschia</text:p>
          </table:table-cell>
          <table:table-cell office:value-type="float" office:value="1152" calcext:value-type="float">
            <text:p>1152</text:p>
          </table:table-cell>
          <table:table-cell office:value-type="float" office:value="19.6349540849362" calcext:value-type="float">
            <text:p>19,634954084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itzschia</text:p>
          </table:table-cell>
          <table:table-cell office:value-type="float" office:value="330" calcext:value-type="float">
            <text:p>330</text:p>
          </table:table-cell>
          <table:table-cell office:value-type="float" office:value="7.06858347057703" calcext:value-type="float">
            <text:p>7,06858347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vicula transitans</text:p>
          </table:table-cell>
          <table:table-cell office:value-type="float" office:value="1575" calcext:value-type="float">
            <text:p>1575</text:p>
          </table:table-cell>
          <table:table-cell office:value-type="float" office:value="7.06858347057703" calcext:value-type="float">
            <text:p>7,06858347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ymnodinium</text:p>
          </table:table-cell>
          <table:table-cell office:value-type="float" office:value="6788" calcext:value-type="float">
            <text:p>6788</text:p>
          </table:table-cell>
          <table:table-cell office:value-type="float" office:value="550.564112541611" calcext:value-type="float">
            <text:p>550,56411254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toperidinium</text:p>
          </table:table-cell>
          <table:table-cell office:value-type="float" office:value="39564" calcext:value-type="float">
            <text:p>39564</text:p>
          </table:table-cell>
          <table:table-cell office:value-type="float" office:value="1963.49540849362" calcext:value-type="float">
            <text:p>1963,49540849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19-12-10T15:43:34.196551325</meta:creation-date>
    <dc:date>2019-12-10T17:29:09.477225407</dc:date>
    <dc:creator>Coralie Picoche</dc:creator>
    <meta:editing-duration>PT1H23M49S</meta:editing-duration>
    <meta:editing-cycles>19</meta:editing-cycles>
    <meta:generator>LibreOffice/5.1.6.2$Linux_X86_64 LibreOffice_project/10m0$Build-2</meta:generator>
    <meta:document-statistic meta:table-count="1" meta:cell-count="125" meta:object-count="0"/>
  </office:meta>
</office:document-meta>
</file>